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82cm" fo:min-width="2.894cm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штрих-" draw:fill="none" draw:textarea-vertical-align="middle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width="0.018cm" draw:marker-start-width="0.227cm" draw:marker-end="Small_20_Arrow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marker-start="Small_20_Arrow" draw:marker-end="Small_20_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text-properties style:font-name="Bitstream Charter" fo:font-size="10pt" fo:font-style="italic" style:font-size-asian="12pt" style:font-style-asian="italic" style:font-size-complex="12pt" style:font-style-complex="italic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="Bitstream Charter" fo:font-style="italic" style:font-size-asian="12pt" style:font-style-asian="italic" style:font-size-complex="12pt" style:font-style-complex="italic"/>
    </style:style>
    <style:style style:name="T2" style:family="text">
      <style:text-properties style:font-name="Bitstream Charter" fo:font-size="6pt" fo:font-style="italic" style:font-size-asian="6pt" style:font-style-asian="italic" style:font-size-complex="6pt" style:font-style-complex="italic"/>
    </style:style>
    <style:style style:name="T3" style:family="text">
      <style:text-properties style:text-position="33% 58%" style:font-name="Bitstream Charter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199cm" svg:y1="4cm" svg:x2="3.8cm" svg:y2="4cm">
          <text:p/>
        </draw:line>
        <draw:line draw:style-name="gr1" draw:text-style-name="P1" draw:layer="layout" svg:x1="3.5cm" svg:y1="2cm" svg:x2="3.497cm" svg:y2="3.997cm">
          <text:p/>
        </draw:line>
        <draw:custom-shape draw:style-name="gr2" draw:text-style-name="P1" draw:layer="layout" svg:width="4.8cm" svg:height="1.6cm" svg:x="1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1cm" svg:y1="4cm" svg:x2="3.5cm" svg:y2="2cm">
          <text:p/>
        </draw:line>
        <draw:custom-shape draw:style-name="gr4" draw:text-style-name="P2" draw:layer="layout" svg:width="0.1cm" svg:height="0.1cm" svg:x="1.051cm" svg:y="3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5cm" svg:y1="2cm" svg:x2="5cm" svg:y2="4.6cm">
          <text:p/>
        </draw:line>
        <draw:custom-shape draw:style-name="gr4" draw:text-style-name="P2" draw:layer="layout" svg:width="0.1cm" svg:height="0.1cm" svg:x="3.451cm" svg:y="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cm" svg:y1="5cm" svg:x2="4cm" svg:y2="5cm">
          <text:p/>
        </draw:line>
        <draw:line draw:style-name="gr6" draw:text-style-name="P1" draw:layer="layout" svg:x1="5cm" svg:y1="4.65cm" svg:x2="6.2cm" svg:y2="4.3cm">
          <text:p/>
        </draw:line>
        <draw:custom-shape draw:style-name="gr4" draw:text-style-name="P2" draw:layer="layout" svg:width="0.1cm" svg:height="0.1cm" svg:x="4.952cm" svg:y="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452cm" svg:height="0.265cm" draw:transform="rotate (-0.258832328070759) translate (3.57122805434108cm 2.79909041087126cm)" svg:viewBox="0 0 453 266" svg:d="M0 263c173 39 411-250 453-263">
          <text:p/>
        </draw:path>
        <draw:frame draw:style-name="gr8" draw:text-style-name="P4" draw:layer="layout" svg:width="0.752cm" svg:height="0.683cm" svg:x="3.123cm" svg:y="1.31cm">
          <draw:text-box>
            <text:p text:style-name="P3"><text:span text:style-name="T1">O</text:span></text:p>
          </draw:text-box>
        </draw:frame>
        <draw:frame draw:style-name="gr8" draw:text-style-name="P4" draw:layer="layout" svg:width="0.798cm" svg:height="0.683cm" svg:x="4.566cm" svg:y="4.525cm">
          <draw:text-box>
            <text:p text:style-name="P3"><text:span text:style-name="T1">M</text:span></text:p>
          </draw:text-box>
        </draw:frame>
        <draw:frame draw:style-name="gr8" draw:text-style-name="P4" draw:layer="layout" svg:width="0.663cm" svg:height="0.683cm" svg:x="5.915cm" svg:y="4.129cm">
          <draw:text-box>
            <text:p text:style-name="P3"><text:span text:style-name="T1">v</text:span></text:p>
          </draw:text-box>
        </draw:frame>
        <draw:frame draw:style-name="gr8" draw:text-style-name="P6" draw:layer="layout" svg:width="0.824cm" svg:height="0.598cm" draw:transform="rotate (0.262846585350346) translate (3.261cm 2.627cm)">
          <draw:text-box>
            <text:p text:style-name="P5"><text:span text:style-name="T2">60</text:span><text:span text:style-name="T3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3:27:13.365339222</meta:creation-date>
    <dc:date>2017-06-23T13:37:58.100722305</dc:date>
    <meta:editing-duration>PT10M44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